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3">
      <style:text-properties fo:background-color="#ffff00"/>
    </style:style>
    <style:style style:family="text" style:name="T34">
      <style:text-properties fo:background-color="#ffff00"/>
    </style:style>
    <style:style style:parent-style-name="619" style:family="paragraph" style:name="P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">
      <style:text-properties fo:background-color="#ffff00"/>
    </style:style>
    <style:style style:family="text" style:name="T36">
      <style:text-properties fo:background-color="#ffff00"/>
    </style:style>
    <style:style style:parent-style-name="619" style:family="paragraph" style:name="P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7">
      <style:text-properties fo:background-color="#ffff00"/>
    </style:style>
    <style:style style:family="text" style:name="T38">
      <style:text-properties fo:background-color="#ffff00"/>
    </style:style>
    <style:style style:parent-style-name="619" style:family="paragraph" style:name="P4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9">
      <style:text-properties fo:background-color="#ffff00"/>
    </style:style>
    <style:style style:family="text" style:name="T40">
      <style:text-properties fo:background-color="#ffff00"/>
    </style:style>
    <style:style style:parent-style-name="619" style:family="paragraph" style:name="P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1">
      <style:text-properties fo:background-color="#ffff00"/>
    </style:style>
    <style:style style:family="text" style:name="T42">
      <style:text-properties fo:background-color="#ffff00"/>
    </style:style>
    <style:style style:parent-style-name="619" style:family="paragraph" style:name="P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3">
      <style:text-properties fo:background-color="#ffff00"/>
    </style:style>
    <style:style style:family="text" style:name="T44">
      <style:text-properties fo:background-color="#ffff00"/>
    </style:style>
    <style:style style:parent-style-name="619" style:family="paragraph" style:name="P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5">
      <style:text-properties fo:background-color="#ffff00"/>
    </style:style>
    <style:style style:family="text" style:name="T46">
      <style:text-properties fo:background-color="#ffff00"/>
    </style:style>
    <style:style style:parent-style-name="619" style:family="paragraph" style:name="P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7">
      <style:text-properties fo:background-color="#ffff00"/>
    </style:style>
    <style:style style:family="text" style:name="T48">
      <style:text-properties fo:background-color="#ffff00"/>
    </style:style>
    <style:style style:parent-style-name="619" style:family="paragraph" style:name="P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9">
      <style:text-properties fo:background-color="#ffff00"/>
    </style:style>
    <style:style style:family="text" style:name="T50">
      <style:text-properties fo:background-color="#ffff00"/>
    </style:style>
    <style:style style:parent-style-name="619" style:family="paragraph" style:name="P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1">
      <style:text-properties fo:background-color="#ffff00"/>
    </style:style>
    <style:style style:family="text" style:name="T52">
      <style:text-properties fo:background-color="#ffff00"/>
    </style:style>
    <style:style style:parent-style-name="619" style:family="paragraph" style:name="P9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3">
      <style:text-properties fo:background-color="#ffff00"/>
    </style:style>
    <style:style style:family="text" style:name="T54">
      <style:text-properties fo:background-color="#ffff00"/>
    </style:style>
    <style:style style:parent-style-name="619" style:family="paragraph" style:name="P9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5">
      <style:text-properties fo:background-color="#ffff00"/>
    </style:style>
    <style:style style:family="text" style:name="T56">
      <style:text-properties fo:background-color="#ffff00"/>
    </style:style>
    <style:style style:parent-style-name="619" style:family="paragraph" style:name="P10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7">
      <style:text-properties fo:background-color="#ffff00"/>
    </style:style>
    <style:style style:family="text" style:name="T58">
      <style:text-properties fo:background-color="#ffff00"/>
    </style:style>
    <style:style style:parent-style-name="619" style:family="paragraph" style:name="P10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9">
      <style:text-properties fo:background-color="#ffff00"/>
    </style:style>
    <style:style style:family="text" style:name="T60">
      <style:text-properties fo:background-color="#ffff00"/>
    </style:style>
    <style:style style:parent-style-name="619" style:family="paragraph" style:name="P11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1">
      <style:text-properties fo:background-color="#ffff00"/>
    </style:style>
    <style:style style:family="text" style:name="T62">
      <style:text-properties fo:background-color="#ffff00"/>
    </style:style>
    <style:style style:parent-style-name="619" style:family="paragraph" style:name="P12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3">
      <style:text-properties fo:background-color="#ffff00"/>
    </style:style>
    <style:style style:family="text" style:name="T64">
      <style:text-properties fo:background-color="#ffff00"/>
    </style:style>
    <style:style style:parent-style-name="619" style:family="paragraph" style:name="P12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5">
      <style:text-properties fo:background-color="#ffff00"/>
    </style:style>
    <style:style style:family="text" style:name="T66">
      <style:text-properties fo:background-color="#ffff00"/>
    </style:style>
    <style:style style:parent-style-name="619" style:family="paragraph" style:name="P13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7">
      <style:text-properties fo:background-color="#ffff00"/>
    </style:style>
    <style:style style:family="text" style:name="T68">
      <style:text-properties fo:background-color="#ffff00"/>
    </style:style>
    <style:style style:parent-style-name="619" style:family="paragraph" style:name="P1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9">
      <style:text-properties fo:background-color="#ffff00"/>
    </style:style>
    <style:style style:family="text" style:name="T70">
      <style:text-properties fo:background-color="#ffff00"/>
    </style:style>
    <style:style style:parent-style-name="619" style:family="paragraph" style:name="P1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</office:automatic-styles>
  <office:body>
    <office:text text:use-soft-page-breaks="true">
      <text:p text:style-name="P39"><text:span>¿Qué normativa regula las condiciones de seguridad en la manipulación de equipos de protección individual en un taller de microinformática?</text:span><text:span/></text:p>
      <text:p text:style-name="P40"><text:span>a) ISO 9001</text:span><text:span/></text:p>
      <text:p text:style-name="P41"><text:span>b) ISO 14001</text:span><text:span/></text:p>
      <text:p text:style-name="P42"><text:span text:style-name="T33">c) OHSAS 18001</text:span><text:span text:style-name="T34"/></text:p>
      <text:p text:style-name="P43"><text:span>d) Normativa UNE-EN 343</text:span><text:span/></text:p>
      <text:p text:style-name="P44"><text:span text:style-name="T35">Actualmente se usa la ISO 45001</text:span><text:span text:style-name="T36"/></text:p>
      <text:p text:style-name="P45"><text:span/><text:span/></text:p>
      <text:p text:style-name="P46"><text:span>¿Cuál de las siguientes opciones describe mejor un periférico de entrada?</text:span><text:span/></text:p>
      <text:p text:style-name="P47"><text:span>a) Impresora</text:span><text:span/></text:p>
      <text:p text:style-name="P48"><text:span text:style-name="T37">b) Teclado</text:span><text:span text:style-name="T38"/></text:p>
      <text:p text:style-name="P49"><text:span>c) Altavoz</text:span><text:span/></text:p>
      <text:p text:style-name="P50"><text:span>d) Monitor</text:span><text:span/></text:p>
      <text:p text:style-name="P51"><text:span/><text:span/></text:p>
      <text:p text:style-name="P52"><text:span>¿Qué tipo de periférico es un escáner?</text:span><text:span/></text:p>
      <text:p text:style-name="P53"><text:span text:style-name="T39">a) Entrada</text:span><text:span text:style-name="T40"/></text:p>
      <text:p text:style-name="P54"><text:span>b) Salida</text:span><text:span/></text:p>
      <text:p text:style-name="P55"><text:span>c) Almacenamiento</text:span><text:span/></text:p>
      <text:p text:style-name="P56"><text:span>d) Comunicación</text:span><text:span/></text:p>
      <text:p text:style-name="P57"><text:span/><text:span/></text:p>
      <text:p text:style-name="P58"><text:span>¿Cuál de las siguientes opciones es un ejemplo de periférico de salida?</text:span><text:span/></text:p>
      <text:p text:style-name="P59"><text:span>a) Ratón</text:span><text:span/></text:p>
      <text:p text:style-name="P60"><text:span text:style-name="T41">b) Monitor</text:span><text:span text:style-name="T42"/></text:p>
      <text:p text:style-name="P61"><text:span>c) Teclado</text:span><text:span/></text:p>
      <text:p text:style-name="P62"><text:span>d) Micrófono</text:span><text:span/></text:p>
      <text:p text:style-name="P63"><text:span/><text:span/></text:p>
      <text:p text:style-name="P64"><text:span>¿Qué función realiza un módem en un sistema de computadoras?</text:span><text:span/></text:p>
      <text:p text:style-name="P65"><text:span>a) Almacenamiento de datos</text:span><text:span/></text:p>
      <text:p text:style-name="P66"><text:span text:style-name="T43">b) Comunicación de datos</text:span><text:span text:style-name="T44"/></text:p>
      <text:p text:style-name="P67"><text:span>c) Entrada de datos</text:span><text:span/></text:p>
      <text:p text:style-name="P68"><text:span>d) Salida de datos</text:span><text:span/></text:p>
      <text:p text:style-name="P69"><text:span/><text:span/></text:p>
      <text:p text:style-name="P70"><text:span>¿Cuál de las siguientes opciones es un periférico de almacenamiento?</text:span><text:span/></text:p>
      <text:p text:style-name="P71"><text:span>a) Monitor</text:span><text:span/></text:p>
      <text:p text:style-name="P72"><text:span>b) Impresora</text:span><text:span/></text:p>
      <text:p text:style-name="P73"><text:span text:style-name="T45">c) Disco duro</text:span><text:span text:style-name="T46"/></text:p>
      <text:p text:style-name="P74"><text:span>d) Altavoz</text:span><text:span/></text:p>
      <text:p text:style-name="P75"><text:span/><text:span/></text:p>
      <text:p text:style-name="P76"><text:span>¿Qué tipo de periférico es una tarjeta de sonido?</text:span><text:span/></text:p>
      <text:p text:style-name="P77"><text:span>a) Entrada</text:span><text:span/></text:p>
      <text:p text:style-name="P78"><text:span text:style-name="T47">b) Salida</text:span><text:span text:style-name="T48"/></text:p>
      <text:p text:style-name="P79"><text:span>c) Almacenamiento</text:span><text:span/></text:p>
      <text:p text:style-name="P80"><text:span>d) Comunicación</text:span><text:span/></text:p>
      <text:p text:style-name="P81"><text:span/><text:span/></text:p>
      <text:p text:style-name="P82"><text:span>¿Cuál de las siguientes opciones es un ejemplo de periférico de comunicación?</text:span><text:span/></text:p>
      <text:p text:style-name="P83"><text:span>a) Impresora</text:span><text:span/></text:p>
      <text:p text:style-name="P84"><text:span text:style-name="T49">b) Router</text:span><text:span text:style-name="T50"/></text:p>
      <text:p text:style-name="P85"><text:span>c) Teclado</text:span><text:span/></text:p>
      <text:p text:style-name="P86"><text:span>d) Monitor</text:span><text:span/></text:p>
      <text:p text:style-name="P87"><text:span/><text:span/></text:p>
      <text:p text:style-name="P88"><text:span>¿Cuál es la función principal de un escáner de código de barras?</text:span><text:span/></text:p>
      <text:p text:style-name="P89"><text:span>a) Almacenamiento de datos</text:span><text:span/></text:p>
      <text:p text:style-name="P90"><text:span text:style-name="T51">b) Lectura de datos</text:span><text:span text:style-name="T52"/></text:p>
      <text:p text:style-name="P91"><text:span>c) Impresión de datos</text:span><text:span/></text:p>
      <text:p text:style-name="P92"><text:span>d) Comunicación de datos</text:span><text:span/></text:p>
      <text:p text:style-name="P93"><text:span/><text:span/></text:p>
      <text:p text:style-name="P94"><text:span>¿Qué periférico se utiliza para imprimir documentos en papel?</text:span><text:span/></text:p>
      <text:p text:style-name="P95"><text:span>a) Monitor</text:span><text:span/></text:p>
      <text:p text:style-name="P96"><text:span text:style-name="T53">b) Impresora</text:span><text:span text:style-name="T54"/></text:p>
      <text:p text:style-name="P97"><text:span>c) Altavoz</text:span><text:span/></text:p>
      <text:p text:style-name="P98"><text:span>d) Escáner</text:span><text:span/></text:p>
      <text:p text:style-name="P99"><text:span/><text:span/></text:p>
      <text:p text:style-name="P100"><text:span>¿Cuál de las siguientes opciones es un periférico de entrada táctil?</text:span><text:span/></text:p>
      <text:p text:style-name="P101"><text:span>a) Ratón</text:span><text:span/></text:p>
      <text:p text:style-name="P102"><text:span>b) Teclado</text:span><text:span/></text:p>
      <text:p text:style-name="P103"><text:span text:style-name="T55">c) Pantalla táctil</text:span><text:span text:style-name="T56"/></text:p>
      <text:p text:style-name="P104"><text:span>d) Altavoz</text:span><text:span/></text:p>
      <text:p text:style-name="P105"><text:span/><text:span/></text:p>
      <text:p text:style-name="P106"><text:span>¿Qué función realiza una cámara web en un sistema de computadoras?</text:span><text:span/></text:p>
      <text:p text:style-name="P107"><text:span>a) Almacenamiento de datos</text:span><text:span/></text:p>
      <text:p text:style-name="P108"><text:span text:style-name="T57">b) Captura de imágenes y videos</text:span><text:span text:style-name="T58"/></text:p>
      <text:p text:style-name="P109"><text:span>c) Impresión de documentos</text:span><text:span/></text:p>
      <text:p text:style-name="P110"><text:span>d) Comunicación de datos</text:span><text:span/></text:p>
      <text:p text:style-name="P111"><text:span/><text:span/></text:p>
      <text:p text:style-name="P112"><text:span>¿Cuál de los siguientes periféricos se utiliza para la entrada y salida de datos?</text:span><text:span/></text:p>
      <text:p text:style-name="P113"><text:span>a) Monitor</text:span><text:span/></text:p>
      <text:p text:style-name="P114"><text:span>b) Ratón</text:span><text:span/></text:p>
      <text:p text:style-name="P115"><text:span text:style-name="T59">c) Impresora multifunción</text:span><text:span text:style-name="T60"/></text:p>
      <text:p text:style-name="P116"><text:span>d) Altavoz</text:span><text:span/></text:p>
      <text:p text:style-name="P117"><text:span/><text:span/></text:p>
      <text:p text:style-name="P118"><text:span>¿Qué tipo de periférico es un plotter?</text:span><text:span/></text:p>
      <text:p text:style-name="P119"><text:span>a) Entrada</text:span><text:span/></text:p>
      <text:p text:style-name="P120"><text:span text:style-name="T61">b) Salida</text:span><text:span text:style-name="T62"/></text:p>
      <text:p text:style-name="P121"><text:span>c) Almacenamiento</text:span><text:span/></text:p>
      <text:p text:style-name="P122"><text:span>d) Comunicación</text:span><text:span/></text:p>
      <text:p text:style-name="P123"><text:span/><text:span/></text:p>
      <text:p text:style-name="P124"><text:span>¿Cuál de las siguientes opciones es un periférico de entrada de voz?</text:span><text:span/></text:p>
      <text:p text:style-name="P125"><text:span text:style-name="T63">a) Micrófono</text:span><text:span text:style-name="T64"/></text:p>
      <text:p text:style-name="P126"><text:span>b) Altavoz</text:span><text:span/></text:p>
      <text:p text:style-name="P127"><text:span>c) Impresora</text:span><text:span/></text:p>
      <text:p text:style-name="P128"><text:span>d) Teclado</text:span><text:span/></text:p>
      <text:p text:style-name="P129"><text:span/><text:span/></text:p>
      <text:p text:style-name="P130"><text:span>¿Cuál de los siguientes periféricos se utiliza para la comunicación inalámbrica?</text:span><text:span/></text:p>
      <text:p text:style-name="P131"><text:span>a) Cable USB</text:span><text:span/></text:p>
      <text:p text:style-name="P132"><text:span>b) Tarjeta de red</text:span><text:span/></text:p>
      <text:p text:style-name="P133"><text:span text:style-name="T65">c) Bluetooth</text:span><text:span text:style-name="T66"/></text:p>
      <text:p text:style-name="P134"><text:span>d) Disco duro externo</text:span><text:span/></text:p>
      <text:p text:style-name="P135"><text:span/><text:span/></text:p>
      <text:p text:style-name="P136"><text:span>¿Qué función realiza una tarjeta de red en un sistema de computadoras?</text:span><text:span/></text:p>
      <text:p text:style-name="P137"><text:span>a) Almacenamiento de datos</text:span><text:span/></text:p>
      <text:p text:style-name="P138"><text:span text:style-name="T67">b) Comunicación de datos en red</text:span><text:span text:style-name="T68"/></text:p>
      <text:p text:style-name="P139"><text:span>c) Impresión de documentos</text:span><text:span/></text:p>
      <text:p text:style-name="P140"><text:span>d) Captura de imágenes</text:span><text:span/></text:p>
      <text:p text:style-name="P141"><text:span/><text:span/></text:p>
      <text:p text:style-name="P142"><text:span>¿Cuál de los siguientes periféricos se utiliza para la entrada de datos mediante pulsaciones?</text:span><text:span/></text:p>
      <text:p text:style-name="P143"><text:span>a) Ratón</text:span><text:span/></text:p>
      <text:p text:style-name="P144"><text:span text:style-name="T69">b) Teclado</text:span><text:span text:style-name="T70"/></text:p>
      <text:p text:style-name="P145"><text:span>c) Pantalla táctil</text:span><text:span/></text:p>
      <text:p text:style-name="P146"><text:span>d) Escáner</text:span><text:span/></text:p>
      <text:p text:style-name="P147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19" style:display-name="Text body" style:family="paragraph" style:name="621">
      <style:paragraph-properties fo:line-height="115%" fo:margin-top="0pt" fo:margin-bottom="7pt"/>
    </style:style>
    <style:style style:parent-style-name="621" style:display-name="List" style:family="paragraph" style:name="622">
      <style:text-properties style:font-family-complex="Lohit Devanagari"/>
      <style:paragraph-properties/>
    </style:style>
    <style:style style:parent-style-name="619" style:display-name="Caption" style:family="paragraph" style:name="623">
      <style:text-properties style:font-family-complex="Lohit Devanagari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Lohit Devanagari"/>
      <style:paragraph-properties/>
    </style:style>
    <style:style style:class="default" style:display-name="Default Paragraph Font" style:family="text" style:name="1057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</style:page-layout>
    <style:page-layout style:name="Mpm2">
      <style:page-layout-properties fo:page-width="21cm" fo:page-height="29.7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4-01-29T16:02:51Z</meta:creation-date>
  </office:meta>
</office:document-meta>
</file>